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au1" style:family="table">
      <style:table-properties style:width="17.9cm" fo:margin-left="0.115cm" fo:margin-right="-0.012cm" table:align="margins"/>
    </style:style>
    <style:style style:name="Tableau1.A" style:family="table-column">
      <style:table-column-properties style:column-width="1.296cm" style:rel-column-width="4746*"/>
    </style:style>
    <style:style style:name="Tableau1.B" style:family="table-column">
      <style:table-column-properties style:column-width="3.942cm" style:rel-column-width="14433*"/>
    </style:style>
    <style:style style:name="Tableau1.C" style:family="table-column">
      <style:table-column-properties style:column-width="9.102cm" style:rel-column-width="33322*"/>
    </style:style>
    <style:style style:name="Tableau1.D" style:family="table-column">
      <style:table-column-properties style:column-width="3.56cm" style:rel-column-width="1303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4" style:family="table-cell">
      <style:table-cell-properties fo:padding="0.097cm" fo:border-left="0.05pt solid #000000" fo:border-right="none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Times New Roman" fo:font-size="12pt" officeooo:rsid="0003dd4b" officeooo:paragraph-rsid="0003dd4b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officeooo:rsid="0003dd4b" officeooo:paragraph-rsid="0003dd4b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12e753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1adf07" style:font-size-asian="12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Times New Roman" fo:font-size="12pt" officeooo:rsid="0012e753" officeooo:paragraph-rsid="001adf07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233a1f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officeooo:rsid="00199e9f" officeooo:paragraph-rsid="00199e9f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Times New Roman" fo:font-size="12pt" officeooo:rsid="00199e9f" officeooo:paragraph-rsid="001adf07" style:font-size-asian="12pt" style:font-size-complex="12pt"/>
    </style:style>
    <style:style style:name="P9" style:family="paragraph" style:parent-style-name="Table_20_Contents">
      <style:paragraph-properties fo:text-align="start" style:justify-single-word="false"/>
      <style:text-properties style:font-name="Times New Roman" fo:font-size="12pt" officeooo:rsid="00199e9f" officeooo:paragraph-rsid="001adf07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Times New Roman" fo:font-size="12pt" officeooo:rsid="0019af12" officeooo:paragraph-rsid="001adf07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style:font-name="Times New Roman" fo:font-size="12pt" officeooo:rsid="0019af12" officeooo:paragraph-rsid="001b6c4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Times New Roman" fo:font-size="12pt" officeooo:rsid="0021f5e2" officeooo:paragraph-rsid="0021f5e2" style:font-size-asian="12pt" style:font-size-complex="12pt"/>
    </style:style>
    <style:style style:name="P13" style:family="paragraph" style:parent-style-name="Table_20_Contents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4" style:family="paragraph" style:parent-style-name="Table_20_Contents">
      <style:paragraph-properties fo:text-align="start" style:justify-single-word="false"/>
      <style:text-properties style:font-name="Times New Roman" fo:font-size="12pt" officeooo:rsid="000efa0b" officeooo:paragraph-rsid="001adf07" style:font-size-asian="12pt" style:font-size-complex="12pt"/>
    </style:style>
    <style:style style:name="P15" style:family="paragraph" style:parent-style-name="Table_20_Contents">
      <style:paragraph-properties fo:text-align="start" style:justify-single-word="false"/>
      <style:text-properties style:font-name="Times New Roman" fo:font-size="12pt" officeooo:rsid="000efa0b" officeooo:paragraph-rsid="000efa0b" style:font-size-asian="12pt" style:font-size-complex="12pt"/>
    </style:style>
    <style:style style:name="P16" style:family="paragraph" style:parent-style-name="Table_20_Contents">
      <style:paragraph-properties fo:text-align="start" style:justify-single-word="false"/>
      <style:text-properties style:font-name="Times New Roman" fo:font-size="12pt" officeooo:rsid="00165092" officeooo:paragraph-rsid="00165092" style:font-size-asian="12pt" style:font-size-complex="12pt"/>
    </style:style>
    <style:style style:name="P17" style:family="paragraph" style:parent-style-name="Standard">
      <style:paragraph-properties fo:text-align="start" style:justify-single-word="false"/>
      <style:text-properties style:font-name="Times New Roman" fo:font-size="12pt" officeooo:rsid="002702fd" officeooo:paragraph-rsid="002702fd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officeooo:rsid="0015e895" officeooo:paragraph-rsid="001adf07" style:font-size-asian="12pt" style:font-size-complex="12pt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officeooo:rsid="002d79cf" officeooo:paragraph-rsid="002d79cf" style:font-size-asian="12pt" style:font-size-complex="12pt"/>
    </style:style>
    <style:style style:name="P20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81b38" officeooo:paragraph-rsid="00081b38" style:font-size-asian="12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font-weight="bold" officeooo:rsid="00081b38" officeooo:paragraph-rsid="00081b38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cb1f0" officeooo:paragraph-rsid="000cb1f0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2pt" fo:font-weight="bold" officeooo:rsid="000cb1f0" officeooo:paragraph-rsid="000cb1f0" style:font-size-asian="12pt" style:font-weight-asian="bold" style:font-size-complex="12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font-weight="bold" officeooo:rsid="001383c5" officeooo:paragraph-rsid="001383c5" style:font-size-asian="12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e753" officeooo:paragraph-rsid="0012e753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Times New Roman" fo:font-size="12pt" fo:font-weight="bold" officeooo:rsid="0012e753" officeooo:paragraph-rsid="001adf07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2e753" officeooo:paragraph-rsid="001adf07" style:font-size-asian="12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Times New Roman" fo:font-size="12pt" fo:font-weight="bold" officeooo:rsid="0019af12" officeooo:paragraph-rsid="001adf07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5e895" officeooo:paragraph-rsid="001b6c4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Times New Roman" fo:font-size="12pt" fo:font-weight="bold" officeooo:rsid="0015e895" officeooo:paragraph-rsid="001adf07" style:font-size-asian="12pt" style:font-weight-asian="bold" style:font-size-complex="12pt" style:font-weight-complex="bold"/>
    </style:style>
    <style:style style:name="P31" style:family="paragraph" style:parent-style-name="Standard">
      <style:paragraph-properties fo:text-align="start" style:justify-single-word="false"/>
      <style:text-properties style:font-name="Times New Roman" fo:font-size="12pt" fo:font-weight="bold" officeooo:rsid="001adf07" officeooo:paragraph-rsid="001adf07" style:font-size-asian="12pt" style:font-weight-asian="bold" style:font-size-complex="12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2pt" fo:font-weight="bold" officeooo:rsid="0003dd4b" officeooo:paragraph-rsid="0003dd4b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3dd4b" officeooo:paragraph-rsid="0003dd4b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0bc1ef" officeooo:paragraph-rsid="000bc1ef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1f2029" officeooo:paragraph-rsid="001f2029" style:font-size-asian="12pt" style:font-weight-asian="bold" style:font-size-complex="12pt" style:font-weight-complex="bold"/>
    </style:style>
    <style:style style:name="P36" style:family="paragraph" style:parent-style-name="Standard">
      <style:paragraph-properties fo:text-align="start" style:justify-single-word="false"/>
      <style:text-properties style:font-name="Times New Roman" fo:font-size="12pt" fo:font-weight="bold" officeooo:rsid="002702fd" officeooo:paragraph-rsid="002702fd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702fd" officeooo:paragraph-rsid="002702fd" style:font-size-asian="12pt" style:font-weight-asian="bold" style:font-size-complex="12pt" style:font-weight-complex="bold"/>
    </style:style>
    <style:style style:name="P38" style:family="paragraph" style:parent-style-name="Standard">
      <style:paragraph-properties fo:text-align="start" style:justify-single-word="false"/>
      <style:text-properties style:font-name="Times New Roman" fo:font-size="12pt" fo:font-weight="bold" officeooo:rsid="002a8acc" officeooo:paragraph-rsid="002a8acc" style:font-size-asian="12pt" style:font-weight-asian="bold" style:font-size-complex="12pt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9af12" officeooo:paragraph-rsid="001b6c40" style:font-size-asian="12pt" style:font-weight-asian="normal" style:font-size-complex="12pt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style:font-name="Times New Roman" fo:font-size="12pt" fo:font-weight="normal" officeooo:rsid="001383c5" officeooo:paragraph-rsid="001383c5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3dd4b" officeooo:paragraph-rsid="0003dd4b" style:font-size-asian="16pt" style:font-weight-asian="bold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style:font-name="Times New Roman" fo:font-size="16pt" fo:font-weight="bold" officeooo:rsid="0003dd4b" officeooo:paragraph-rsid="00213e02" style:font-size-asian="16pt" style:font-weight-asian="bold" style:font-size-complex="16pt" style:font-weight-complex="bold"/>
    </style:style>
    <style:style style:name="P43" style:family="paragraph" style:parent-style-name="Standard">
      <style:paragraph-properties fo:text-align="start" style:justify-single-word="false"/>
      <style:text-properties fo:color="#000000" loext:opacity="100%" style:font-name="Times New Roman" fo:font-size="11pt" fo:font-weight="bold" officeooo:rsid="0003dd4b" officeooo:paragraph-rsid="00129dc4" style:font-size-asian="11pt" style:font-weight-asian="bold" style:font-size-complex="11pt" style:font-weight-complex="bold"/>
    </style:style>
    <style:style style:name="P44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3dd4b" officeooo:paragraph-rsid="00129dc4" style:font-size-asian="11pt" style:font-weight-asian="bold" style:font-size-complex="11pt" style:font-weight-complex="bold"/>
    </style:style>
    <style:style style:name="P45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3dd4b" officeooo:paragraph-rsid="001383c5" style:font-size-asian="11pt" style:font-weight-asian="bold" style:font-size-complex="11pt" style:font-weight-complex="bold"/>
    </style:style>
    <style:style style:name="P46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bold" officeooo:rsid="000bc1ef" officeooo:paragraph-rsid="001383c5" style:font-size-asian="11pt" style:font-weight-asian="bold" style:font-size-complex="11pt" style:font-weight-complex="bold"/>
    </style:style>
    <style:style style:name="P47" style:family="paragraph" style:parent-style-name="Standard">
      <style:paragraph-properties fo:margin-left="0cm" fo:margin-right="-1.143cm" fo:text-align="start" style:justify-single-word="false" fo:text-indent="0cm" style:auto-text-indent="false"/>
      <style:text-properties fo:color="#000000" loext:opacity="100%" style:font-name="Times New Roman" fo:font-size="11pt" fo:font-weight="normal" officeooo:paragraph-rsid="00129dc4" style:font-size-asian="11pt" style:font-weight-asian="normal" style:font-size-complex="11pt" style:font-weight-complex="normal"/>
    </style:style>
    <style:style style:name="P48" style:family="paragraph" style:parent-style-name="Standard">
      <style:paragraph-properties fo:text-align="start" style:justify-single-word="false"/>
      <style:text-properties fo:color="#000000" loext:opacity="100%" style:font-name="Times New Roman" fo:font-size="12pt" officeooo:rsid="00250c2a" officeooo:paragraph-rsid="00250c2a" style:font-size-asian="12pt" style:font-size-complex="12pt"/>
    </style:style>
    <style:style style:name="P4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3dd4b" officeooo:paragraph-rsid="0003dd4b" style:font-size-asian="12pt" style:font-style-asian="normal" style:font-weight-asian="normal" style:font-size-complex="12pt" style:font-weight-complex="bold" style:text-emphasize="none"/>
    </style:style>
    <style:style style:name="P50" style:family="paragraph" style:parent-style-name="Standard">
      <style:paragraph-properties fo:text-align="start" style:justify-single-word="false"/>
      <style:text-properties officeooo:paragraph-rsid="001b6c40"/>
    </style:style>
    <style:style style:name="P51" style:family="paragraph" style:parent-style-name="Standard">
      <style:paragraph-properties fo:text-align="start" style:justify-single-word="false"/>
      <style:text-properties style:font-name="Times New Roman" fo:font-size="12pt" officeooo:rsid="0012e753" officeooo:paragraph-rsid="001f2029" style:font-size-asian="12pt" style:font-size-complex="12pt"/>
    </style:style>
    <style:style style:name="P52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702fd" officeooo:paragraph-rsid="002702fd" style:font-size-asian="12pt" style:font-weight-asian="bold" style:font-size-complex="12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style:font-name="Times New Roman" fo:font-size="12pt" fo:font-weight="bold" officeooo:rsid="002df598" officeooo:paragraph-rsid="002df598" style:font-size-asian="12pt" style:font-weight-asian="bold" style:font-size-complex="12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officeooo:rsid="000ae49d"/>
    </style:style>
    <style:style style:name="T4" style:family="text">
      <style:text-properties style:text-underline-style="solid" style:text-underline-width="auto" style:text-underline-color="font-color" officeooo:rsid="00203f7a"/>
    </style:style>
    <style:style style:name="T5" style:family="text">
      <style:text-properties officeooo:rsid="000e120e"/>
    </style:style>
    <style:style style:name="T6" style:family="text">
      <style:text-properties officeooo:rsid="000b7151"/>
    </style:style>
    <style:style style:name="T7" style:family="text">
      <style:text-properties officeooo:rsid="001383c5"/>
    </style:style>
    <style:style style:name="T8" style:family="text">
      <style:text-properties officeooo:rsid="00199e9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4412e" style:font-weight-asian="bold" style:font-weight-complex="bold"/>
    </style:style>
    <style:style style:name="T11" style:family="text">
      <style:text-properties fo:font-weight="bold" officeooo:rsid="002df598" style:font-weight-asian="bold" style:font-weight-complex="bold"/>
    </style:style>
    <style:style style:name="T12" style:family="text">
      <style:text-properties officeooo:rsid="001b6c40"/>
    </style:style>
    <style:style style:name="T13" style:family="text">
      <style:text-properties officeooo:rsid="001c936f"/>
    </style:style>
    <style:style style:name="T14" style:family="text">
      <style:text-properties style:font-name="Times New Roman" fo:font-size="12pt" officeooo:rsid="0019af12" style:font-size-asian="12pt" style:font-size-complex="12pt"/>
    </style:style>
    <style:style style:name="T15" style:family="text">
      <style:text-properties style:font-name="Times New Roman" fo:font-size="12pt" officeooo:rsid="001b6c40" style:font-size-asian="12pt" style:font-size-complex="12pt"/>
    </style:style>
    <style:style style:name="T16" style:family="text">
      <style:text-properties fo:color="#000000" loext:opacity="100%"/>
    </style:style>
    <style:style style:name="T17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style:font-style-asian="normal" style:font-weight-asian="normal" style:text-emphasize="none"/>
    </style:style>
    <style:style style:name="T18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1f2029" style:font-style-asian="normal" style:font-weight-asian="normal" style:text-emphasize="none"/>
    </style:style>
    <style:style style:name="T19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13b9" style:font-style-asian="normal" style:font-weight-asian="normal" style:text-emphasize="none"/>
    </style:style>
    <style:style style:name="T20" style:family="text">
      <style:text-properties fo:color="#000000" loext:opacity="100%" style:text-outline="false" style:text-line-through-style="none" style:text-line-through-type="none" fo:font-style="normal" fo:text-shadow="none" style:text-underline-style="none" fo:font-weight="normal" officeooo:rsid="0021f5e2" style:font-style-asian="normal" style:font-weight-asian="normal" style:text-emphasize="none"/>
    </style:style>
    <style:style style:name="T21" style:family="text">
      <style:text-properties fo:color="#000000" loext:opacity="100%" officeooo:rsid="001f2029"/>
    </style:style>
    <style:style style:name="T22" style:family="text">
      <style:text-properties fo:color="#000000" loext:opacity="100%" fo:font-weight="normal" officeooo:rsid="001f2029" style:font-weight-asian="normal" style:font-weight-complex="normal"/>
    </style:style>
    <style:style style:name="T23" style:family="text">
      <style:text-properties fo:color="#000000" loext:opacity="100%" officeooo:rsid="002df598"/>
    </style:style>
    <style:style style:name="T24" style:family="text">
      <style:text-properties officeooo:rsid="00203f7a"/>
    </style:style>
    <style:style style:name="T25" style:family="text">
      <style:text-properties officeooo:rsid="002113b9"/>
    </style:style>
    <style:style style:name="T26" style:family="text">
      <style:text-properties officeooo:rsid="00213e02"/>
    </style:style>
    <style:style style:name="T27" style:family="text">
      <style:text-properties officeooo:rsid="002301b3"/>
    </style:style>
    <style:style style:name="T28" style:family="text">
      <style:text-properties officeooo:rsid="000efa0b"/>
    </style:style>
    <style:style style:name="T29" style:family="text">
      <style:text-properties officeooo:rsid="00233a1f"/>
    </style:style>
    <style:style style:name="T30" style:family="text">
      <style:text-properties officeooo:rsid="0023bca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2">Progression <text:span text:style-name="T13">3</text:span>eme – Année 201<text:span text:style-name="T26">9-</text:span> 20<text:span text:style-name="T26">20</text:span></text:p>
      <text:p text:style-name="P41"/>
      <text:p text:style-name="P49">séances en salle informatique tout au long de l'année</text:p>
      <text:p text:style-name="P49"><text:s/>( algorithmique <text:s/>– utilisation du tableur )</text:p>
      <text:p text:style-name="P49">AP : <text:s/>co-enseignement en classe entière, une séance par semaine, prévoir des séances adaptées, tables coup de pouce – différenciation</text:p>
      <text:p text:style-name="P32"><text:span text:style-name="T17">Généraliser au maximum la « question du jour » : préparation d’une autre notion – <text:s/>révisions – vérification des acquis des séances / années précédentes ( en particulier </text:span><text:span text:style-name="T18">calcul numérique,littéral, Thalès – Pythagore- </text:span><text:span text:style-name="T19">équations -inéquations-</text:span><text:span text:style-name="T20">arithmétiques-condition de similitude</text:span><text:span text:style-name="T19"> </text:span><text:span text:style-name="T18"><text:s/></text:span><text:span text:style-name="T17">)</text:span></text:p>
      <text:p text:style-name="P49"/>
      <text:p text:style-name="P41"/>
      <text:p text:style-name="P4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3">n°</text:p>
          </table:table-cell>
          <table:table-cell table:style-name="Tableau1.A1" office:value-type="string">
            <text:p text:style-name="P22">chapitre</text:p>
          </table:table-cell>
          <table:table-cell table:style-name="Tableau1.A1" office:value-type="string">
            <text:p text:style-name="P22">Contenu <text:span text:style-name="T7">+ livre</text:span></text:p>
          </table:table-cell>
          <table:table-cell table:style-name="Tableau1.D1" office:value-type="string">
            <text:p text:style-name="P24">Remarques</text:p>
          </table:table-cell>
        </table:table-row>
        <table:table-row>
          <table:table-cell table:style-name="Tableau1.A2" table:number-columns-spanned="4" office:value-type="string">
            <text:p text:style-name="P43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3"><text:span text:style-name="T1">PREMIERE PERIODE</text:span> : du <text:span text:style-name="T24">lundi</text:span> <text:s/>septembre au <text:s/><text:span text:style-name="T24">vendredi octobre </text:span><text:s/>(7 semaines)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3"/>
          </table:table-cell>
          <table:table-cell table:style-name="Tableau1.A4" office:value-type="string">
            <text:p text:style-name="P36">Nombres relatifs et fractions</text:p>
          </table:table-cell>
          <table:table-cell table:style-name="Tableau1.A4" office:value-type="string">
            <text:p text:style-name="P17">rappels</text:p>
          </table:table-cell>
          <table:table-cell table:style-name="Tableau1.A2" office:value-type="string">
            <text:p text:style-name="P12"/>
          </table:table-cell>
        </table:table-row>
        <table:table-row>
          <table:table-cell table:style-name="Tableau1.A4" office:value-type="string">
            <text:p text:style-name="P33"/>
          </table:table-cell>
          <table:table-cell table:style-name="Tableau1.A4" office:value-type="string">
            <text:p text:style-name="P36">transformation</text:p>
          </table:table-cell>
          <table:table-cell table:style-name="Tableau1.A4" office:value-type="string">
            <text:p text:style-name="P12">Transformations du plan – constructions <text:span text:style-name="T29">principalement</text:span> – propriétés de conservation</text:p>
            <text:p text:style-name="P6"><text:span text:style-name="T29">symétrieS, </text:span>translations, rotations, Homothétie</text:p>
          </table:table-cell>
          <table:table-cell table:style-name="Tableau1.A2" office:value-type="string">
            <text:p text:style-name="P12"/>
          </table:table-cell>
        </table:table-row>
        <table:table-row>
          <table:table-cell table:style-name="Tableau1.A4" office:value-type="string">
            <text:p text:style-name="P33"/>
          </table:table-cell>
          <table:table-cell table:style-name="Tableau1.A4" office:value-type="string">
            <text:p text:style-name="P37"/>
            <text:p text:style-name="P53">arithmétique</text:p>
          </table:table-cell>
          <table:table-cell table:style-name="Tableau1.A4" office:value-type="string">
            <text:p text:style-name="P5"><text:span text:style-name="T11">Multiple, diviseur, critere de divisibilité, décomposition</text:span><text:span text:style-name="T9">fraction irréductible (</text:span><text:span text:style-name="T10">décomposition en </text:span><text:span text:style-name="T9">nb premiers</text:span>)</text:p>
            <text:p text:style-name="P11">chap1 – partie <text:span text:style-name="T12">3</text:span></text:p>
            <text:p text:style-name="P5"/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2" table:number-columns-spanned="4" office:value-type="string">
            <text:p text:style-name="P44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4"><text:span text:style-name="T1">DEUXIEME PERIODE</text:span> : du <text:span text:style-name="T24">lundi</text:span> <text:span text:style-name="T24"><text:s/></text:span>novembre au vendredi décembre ( <text:s/>semaines)</text:p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26">Espace</text:p>
            <text:p text:style-name="P21"/>
          </table:table-cell>
          <table:table-cell table:style-name="Tableau1.A4" office:value-type="string">
            <text:p text:style-name="P3">Sphère et boules</text:p>
            <text:p text:style-name="P3"><text:span text:style-name="T8">Rappels : </text:span>Volumes</text:p>
            <text:p text:style-name="P7">agrandissements et réduction, effets sur les grandeurs</text:p>
            <text:p text:style-name="P50"><text:span text:style-name="T14">chap1</text:span><text:span text:style-name="T15">5</text:span><text:span text:style-name="T14"> – </text:span><text:span text:style-name="T15">partie 2E et partie 3D</text:span><text:span text:style-name="T14"> </text:span></text:p>
          </table:table-cell>
          <table:table-cell table:style-name="Tableau1.A2" office:value-type="string">
            <text:p text:style-name="P7"/>
          </table:table-cell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37">Calcul littéral</text:p>
          </table:table-cell>
          <table:table-cell table:style-name="Tableau1.A4" office:value-type="string">
            <text:p text:style-name="P8">Rappels : développer , réduire double distributivité – <text:span text:style-name="T27">exercices utilisant</text:span><text:span text:style-name="T21"> égalités </text:span><text:span text:style-name="T22">remarquables</text:span><text:span text:style-name="T21"> </text:span></text:p>
            <text:p text:style-name="P8">Conjecturer et démontrer -<text:span text:style-name="T27">égalité d’expressions</text:span></text:p>
            <text:p text:style-name="P11">chap<text:span text:style-name="T12">6</text:span> – partie<text:span text:style-name="T12">s</text:span> <text:span text:style-name="T12">1 et 2</text:span></text:p>
          </table:table-cell>
          <table:table-cell table:style-name="Tableau1.A2" office:value-type="string">
            <text:p text:style-name="P15"/>
          </table:table-cell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25">Thalès </text:p>
          </table:table-cell>
          <table:table-cell table:style-name="Tableau1.A4" office:value-type="string">
            <text:p text:style-name="P51"><text:span text:style-name="T16">Direct , </text:span><text:span text:style-name="T23">théorème</text:span></text:p>
          </table:table-cell>
          <table:table-cell table:style-name="Tableau1.A2" office:value-type="string">
            <text:p text:style-name="P14"/>
          </table:table-cell>
        </table:table-row>
        <table:table-row>
          <table:table-cell table:style-name="Tableau1.A2" table:number-columns-spanned="4" office:value-type="string">
            <text:p text:style-name="P45"><text:span text:style-name="T1">TROISIEME PERIODE : du </text:span><text:span text:style-name="T4">lundi</text:span><text:span text:style-name="T1"> <text:s/>janvier au vendredi </text:span><text:span text:style-name="T3"><text:s/></text:span><text:span text:style-name="T1">février ( semaines)</text:span>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6">puissances</text:p>
          </table:table-cell>
          <table:table-cell table:style-name="Tableau1.A4" office:value-type="string">
            <text:p text:style-name="P19"><text:span text:style-name="T21">N</text:span><text:span text:style-name="T16">otion de puissance et écriture scientifique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1">équations</text:p>
          </table:table-cell>
          <table:table-cell table:style-name="Tableau1.A4" office:value-type="string">
            <text:p text:style-name="P8">Rappels : résoudre une équation</text:p>
            <text:p text:style-name="P8">Résolution de problèmes</text:p>
            <text:p text:style-name="P11">chap<text:span text:style-name="T12">6</text:span> – partie <text:span text:style-name="T12">3AC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8">Reciproque thales</text:p>
          </table:table-cell>
          <table:table-cell table:style-name="Tableau1.A4" office:value-type="string">
            <text:p text:style-name="P8"/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28">Repérage dans l'espace</text:p>
          </table:table-cell>
          <table:table-cell table:style-name="Tableau1.A4" office:value-type="string">
            <text:p text:style-name="P10">Se repérer sur un pavé droit et une sphère</text:p>
            <text:p text:style-name="P11">chap1<text:span text:style-name="T12">5</text:span> – partie <text:span text:style-name="T12">1</text:span></text:p>
          </table:table-cell>
          <table:table-cell table:style-name="Tableau1.A2" office:value-type="string">
            <text:p text:style-name="P13"/>
          </table:table-cell>
        </table:table-row>
        <text:soft-page-break/>
        <table:table-row>
          <table:table-cell table:style-name="Tableau1.A2" table:number-columns-spanned="4" office:value-type="string">
            <text:p text:style-name="P46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6"><text:span text:style-name="T1">QUATRIEME PERIODE</text:span> : du lundi <text:span text:style-name="T24"><text:s/>mars</text:span> au vendredi <text:span text:style-name="T5"><text:s/></text:span>avril (<text:span text:style-name="T6">6</text:span> semaines)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30">Stat<text:span text:style-name="T25">istiques</text:span></text:p>
            <text:p text:style-name="P20"/>
          </table:table-cell>
          <table:table-cell table:style-name="Tableau1.A4" office:value-type="string">
            <text:p text:style-name="P18">Consolidation <text:span text:style-name="T8">et bilan (moyenne médiane fréquence étendue)</text:span></text:p>
            <text:p text:style-name="P8">on peut travailler avec beaucoup de nombres et des tableaux avec effectifs.</text:p>
            <text:p text:style-name="P11">chap<text:span text:style-name="T12">8</text:span> – partie<text:span text:style-name="T12"> 3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27">Notion de fonction</text:p>
          </table:table-cell>
          <table:table-cell table:style-name="Tableau1.A4" office:value-type="string">
            <text:p text:style-name="P9">Vocabulaire</text:p>
            <text:p text:style-name="P9">courbe représentative</text:p>
            <text:p text:style-name="P11">chap1<text:span text:style-name="T12">0</text:span> – partie <text:span text:style-name="T12">2 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5"/>
          </table:table-cell>
          <table:table-cell table:style-name="Tableau1.A4" office:value-type="string">
            <text:p text:style-name="P26">Trigo<text:span text:style-name="T8">nométrie</text:span></text:p>
          </table:table-cell>
          <table:table-cell table:style-name="Tableau1.A4" office:value-type="string">
            <text:p text:style-name="P8">Cosinus sinus tangente</text:p>
            <text:p text:style-name="P8">calculer une longueur et un angle</text:p>
            <text:p text:style-name="P10">chap14 – partie 3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2" table:number-columns-spanned="4" office:value-type="string">
            <text:p text:style-name="P47"/>
          </table:table-cell>
          <table:covered-table-cell/>
          <table:covered-table-cell/>
          <table:covered-table-cell/>
        </table:table-row>
        <table:table-row>
          <table:table-cell table:style-name="Tableau1.A2" table:number-columns-spanned="4" office:value-type="string">
            <text:p text:style-name="P47"><text:span text:style-name="T2">CINQUIEME PERIODE</text:span> : du <text:span text:style-name="T25">lundi</text:span> <text:span text:style-name="T6"><text:s/>avril </text:span>au <text:span text:style-name="T5">vendredi</text:span> <text:s/>juillet </text:p>
          </table:table-cell>
          <table:covered-table-cell/>
          <table:covered-table-cell/>
          <table:covered-table-cell/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20"><text:span text:style-name="T25">P</text:span>robabilités</text:p>
          </table:table-cell>
          <table:table-cell table:style-name="Tableau1.A4" office:value-type="string">
            <text:p text:style-name="P8">Bilan des années précédentes</text:p>
            <text:p text:style-name="P8">expériences à deux <text:span text:style-name="T30">épreuves </text:span></text:p>
            <text:p text:style-name="P11">chap<text:span text:style-name="T12">9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26">Fonctions</text:p>
          </table:table-cell>
          <table:table-cell table:style-name="Tableau1.A4" office:value-type="string">
            <text:p text:style-name="P4">Affines et linéaires</text:p>
            <text:p text:style-name="P8">définition et représentation graphique</text:p>
            <text:p text:style-name="P11">chap1<text:span text:style-name="T12">0</text:span> – partie<text:span text:style-name="T12">s</text:span> <text:span text:style-name="T12">3 et 4 </text:span></text:p>
          </table:table-cell>
          <table:table-cell table:style-name="Tableau1.A2" office:value-type="string">
            <text:p text:style-name="P13"/>
          </table:table-cell>
        </table:table-row>
        <table:table-row>
          <table:table-cell table:style-name="Tableau1.A4" office:value-type="string">
            <text:p text:style-name="P34"/>
          </table:table-cell>
          <table:table-cell table:style-name="Tableau1.A4" office:value-type="string">
            <text:p text:style-name="P29">Inéquation<text:span text:style-name="T25">s</text:span></text:p>
          </table:table-cell>
          <table:table-cell table:style-name="Tableau1.A4" office:value-type="string">
            <text:p text:style-name="P39">chap<text:span text:style-name="T12">6</text:span> – partie <text:span text:style-name="T12">3BD</text:span></text:p>
          </table:table-cell>
          <table:table-cell table:style-name="Tableau1.A2" office:value-type="string">
            <text:p text:style-name="P16"/>
          </table:table-cell>
        </table:table-row>
      </table:table>
      <text:p text:style-name="P2"/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92cm" style:writing-mode="lr-tb"/>
      <style:text-properties style:use-window-font-color="true" loext:opacity="0%" style:font-name="Times New Roman" fo:font-size="12pt" fo:language="fr" fo:country="FR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6-24T08:34:13.80</meta:creation-date>
    <dc:date>2024-11-22T13:17:02.937000000</dc:date>
    <meta:editing-duration>PT1H41M</meta:editing-duration>
    <meta:editing-cycles>25</meta:editing-cycles>
    <meta:generator>LibreOffice/7.4.5.1$Windows_X86_64 LibreOffice_project/9c0871452b3918c1019dde9bfac75448afc4b57f</meta:generator>
    <meta:document-statistic meta:table-count="1" meta:image-count="0" meta:object-count="0" meta:page-count="2" meta:paragraph-count="65" meta:word-count="321" meta:character-count="2302" meta:non-whitespace-character-count="2004"/>
  </office:meta>
</office:document-meta>
</file>